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1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60.86pt"/>
    </style:style>
    <style:style style:name="co4" style:family="table-column">
      <style:table-column-properties fo:break-before="auto" style:column-width="33.99pt"/>
    </style:style>
    <style:style style:name="co5" style:family="table-column">
      <style:table-column-properties fo:break-before="auto" style:column-width="215.4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7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184.79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102.05pt"/>
    </style:style>
    <style:style style:name="co12" style:family="table-column">
      <style:table-column-properties fo:break-before="auto" style:column-width="98.19pt"/>
    </style:style>
    <style:style style:name="co13" style:family="table-column">
      <style:table-column-properties fo:break-before="auto" style:column-width="173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4.54pt" fo:break-before="auto" style:use-optimal-row-height="false"/>
    </style:style>
    <style:style style:name="ro6" style:family="table-row">
      <style:table-row-properties style:row-height="20.01pt" fo:break-before="auto" style:use-optimal-row-height="fals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13.29pt" fo:break-before="auto" style:use-optimal-row-height="fals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/>
    </style:style>
    <style:style style:name="ce2" style:family="table-cell" style:parent-style-name="Default">
      <style:table-cell-properties fo:background-color="#fff200"/>
      <style:text-properties fo:font-size="10pt" fo:font-weight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ahoma" fo:font-size="10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8db3e2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ahom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8db3e2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ahoma" fo:font-size="10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ahoma" fo:font-size="12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2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b8cce4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2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0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ahoma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ahoma" fo:font-size="8pt" fo:language="fr" fo:country="CD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Tahoma" style:text-position="26% 58%" fo:language="fr" fo:country="FR" style:language-asian="ar" style:country-asian="SA" style:font-name-asian="Tahoma" style:font-name-complex="Tahoma" style:font-size-asian="11pt" style:font-size-complex="11pt"/>
    </style:style>
    <style:style style:name="T2" style:family="text">
      <style:text-properties style:use-window-font-color="true" style:font-name="Tahoma" fo:font-size="12pt" style:text-position="26% 58%" fo:language="fr" fo:country="FR" style:language-asian="ar" style:country-asian="SA" style:font-name-asian="Tahoma" style:font-name-complex="Tahoma" style:font-size-asian="11pt" style:font-size-complex="11pt"/>
    </style:style>
    <style:style style:name="T3" style:family="text">
      <style:text-properties style:use-window-font-color="true" style:font-name="Tahoma" fo:font-size="9pt" fo:language="fr" fo:country="FR" style:language-asian="ar" style:country-asian="SA" style:font-name-asian="Tahoma" style:font-name-complex="Tahoma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HAR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ub1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 &amp; POST-NOM</text:p>
          </table:table-cell>
          <table:table-cell table:style-name="ce5" office:value-type="string" calcext:value-type="string">
            <text:p>MATRICULE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OBn</text:p>
          </table:table-cell>
        </table:table-row>
        <table:table-row table:style-name="ro1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OLENGOLA OLEKO George</text:p>
          </table:table-cell>
          <table:table-cell table:style-name="ce12"/>
          <table:table-cell table:style-name="ce15" office:value-type="string" calcext:value-type="string">
            <text:p>Lt</text:p>
          </table:table-cell>
          <table:table-cell table:style-name="ce12" office:value-type="string" calcext:value-type="string">
            <text:p>Comd Cie</text:p>
          </table:table-cell>
          <table:table-cell table:style-name="ce12"/>
        </table:table-row>
        <table:table-row table:style-name="ro1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MUSUBAHO TULONGETSO Patrick</text:p>
          </table:table-cell>
          <table:table-cell table:style-name="ce12"/>
          <table:table-cell table:style-name="ce15" office:value-type="string" calcext:value-type="string">
            <text:p>Slt</text:p>
          </table:table-cell>
          <table:table-cell table:style-name="ce17" office:value-type="string" calcext:value-type="string">
            <text:p>Comd <text:span text:style-name="T1">2nd</text:span>Cie</text:p>
          </table:table-cell>
          <table:table-cell table:style-name="ce12"/>
        </table:table-row>
        <table:table-row table:style-name="ro1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KAPUKU MATUMONA</text:p>
          </table:table-cell>
          <table:table-cell table:style-name="ce12"/>
          <table:table-cell table:style-name="ce15" office:value-type="string" calcext:value-type="string">
            <text:p>2CL</text:p>
          </table:table-cell>
          <table:table-cell table:style-name="ce12" office:value-type="string" calcext:value-type="string">
            <text:p>Radio</text:p>
          </table:table-cell>
          <table:table-cell table:style-name="ce12"/>
        </table:table-row>
        <table:table-row table:style-name="ro1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KALUBI MUKUNA</text:p>
          </table:table-cell>
          <table:table-cell table:style-name="ce12"/>
          <table:table-cell table:style-name="ce15" office:value-type="string" calcext:value-type="string">
            <text:p>2CL</text:p>
          </table:table-cell>
          <table:table-cell table:style-name="ce12" office:value-type="string" calcext:value-type="string">
            <text:p>Tir de précision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MOTUNDU <text:s/>SAMUEL </text:p>
          </table:table-cell>
          <table:table-cell table:style-name="ce7"/>
          <table:table-cell table:style-name="ce13" office:value-type="string" calcext:value-type="string">
            <text:p>Slt </text:p>
          </table:table-cell>
          <table:table-cell table:style-name="ce13" office:value-type="string" calcext:value-type="string">
            <text:p>Chef <text:s/>P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NZEMBO TONGO </text:p>
          </table:table-cell>
          <table:table-cell table:style-name="ce7"/>
          <table:table-cell table:style-name="ce13" office:value-type="string" calcext:value-type="string">
            <text:p>2Cl</text:p>
          </table:table-cell>
          <table:table-cell table:style-name="ce13" office:value-type="string" calcext:value-type="string">
            <text:p>Tir <text:s/>Neutralisation 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MOLUILA <text:s/>MOLALI</text:p>
          </table:table-cell>
          <table:table-cell table:style-name="ce7"/>
          <table:table-cell table:style-name="ce13" office:value-type="string" calcext:value-type="string">
            <text:p>2Cl</text:p>
          </table:table-cell>
          <table:table-cell table:style-name="ce13" office:value-type="string" calcext:value-type="string">
            <text:p>Tir <text:s/>Précision 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KAMANGO <text:s/>MBUITENE </text:p>
          </table:table-cell>
          <table:table-cell table:style-name="ce7"/>
          <table:table-cell table:style-name="ce13" office:value-type="string" calcext:value-type="string">
            <text:p>2Cl</text:p>
          </table:table-cell>
          <table:table-cell table:style-name="ce13" office:value-type="string" calcext:value-type="string">
            <text:p>Radio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KUPA <text:s/>MULEBA </text:p>
          </table:table-cell>
          <table:table-cell table:style-name="ce8"/>
          <table:table-cell table:style-name="ce9" office:value-type="string" calcext:value-type="string">
            <text:p>Sgt</text:p>
          </table:table-cell>
          <table:table-cell office:value-type="string" calcext:value-type="string">
            <text:p>Chef <text:s/>Section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KABAMBI KALOMBO </text:p>
          </table:table-cell>
          <table:table-cell table:style-name="ce8"/>
          <table:table-cell table:style-name="ce9" office:value-type="string" calcext:value-type="string">
            <text:p>Sgt</text:p>
          </table:table-cell>
          <table:table-cell office:value-type="string" calcext:value-type="string">
            <text:p><text:s/>Tir Castor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MBIYA <text:s/>MUENZE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de Précision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BILOLO <text:s/>MPUTU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bt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NGALAMULUME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Mitra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NKUMBA <text:s/>NDUBA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bt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KABANGALA <text:s/>KIESE </text:p>
          </table:table-cell>
          <table:table-cell table:style-name="ce8"/>
          <table:table-cell table:style-name="ce9" office:value-type="string" calcext:value-type="string">
            <text:p>Sgt</text:p>
          </table:table-cell>
          <table:table-cell office:value-type="string" calcext:value-type="string">
            <text:p>D’Equipe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NYENDO <text:s/>NAKUSUDI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ADU <text:s/>EBW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<text:s/>Précision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LOBILO MATABUL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Castor 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NDAMBI BIAKOKELE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 table:style-name="ce19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ZINGWA <text:s/>MUNDEKE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Mitrailleuse </text:p>
          </table:table-cell>
          <table:table-cell table:style-name="ce19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KALALA <text:s text:c="2"/>NTUMBA <text:s/></text:p>
          </table:table-cell>
          <table:table-cell table:style-name="ce8"/>
          <table:table-cell table:style-name="ce9" office:value-type="string" calcext:value-type="string">
            <text:p>Sgt </text:p>
          </table:table-cell>
          <table:table-cell office:value-type="string" calcext:value-type="string">
            <text:p>D’Equipe</text:p>
          </table:table-cell>
          <table:table-cell table:style-name="ce19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MUSHILA SAMANZAMBA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<text:s/>Castor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TSHIYAMBA <text:s/>KAPANY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MINGA <text:s/>NGOLO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de Précision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BANTU BABU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DIONGO <text:s/>KUNDO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3" calcext:value-type="float">
            <text:p>23</text:p>
          </table:table-cell>
          <table:table-cell table:style-name="ce9" office:value-type="string" calcext:value-type="string">
            <text:p>CIRHUZA <text:s/>BAHATI </text:p>
          </table:table-cell>
          <table:table-cell table:style-name="ce8"/>
          <table:table-cell table:style-name="ce9" office:value-type="string" calcext:value-type="string">
            <text:p>Sgt</text:p>
          </table:table-cell>
          <table:table-cell office:value-type="string" calcext:value-type="string">
            <text:p>Chef Section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4" calcext:value-type="float">
            <text:p>24</text:p>
          </table:table-cell>
          <table:table-cell table:style-name="ce9" office:value-type="string" calcext:value-type="string">
            <text:p>NDAYI <text:s/>BILOLO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<text:s/>Castor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MUAMBA <text:s/>TSHIYOMBO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string" calcext:value-type="string">
            <text:p>MPONGO <text:s/>MUAMB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TSHINGOMA TSHIBANGU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string" calcext:value-type="string">
            <text:p>MOKE <text:s/>MBOM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Mitrailleuse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UMBA <text:s/>MUNKAMBA</text:p>
          </table:table-cell>
          <table:table-cell table:style-name="ce8"/>
          <table:table-cell table:style-name="ce9" office:value-type="string" calcext:value-type="string">
            <text:p>Sgt</text:p>
          </table:table-cell>
          <table:table-cell office:value-type="string" calcext:value-type="string">
            <text:p>Adj Chef <text:s/>PL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USANGA <text:s/>KUYAYILA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D’Equipe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MAKASU <text:s/>NGOYI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TUBI <text:s/>BUNZI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Précision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KABONGO <text:s/>NFUAMB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UKUNGU <text:s/>NGUEJI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NZEMBA <text:s/>BEYA </text:p>
          </table:table-cell>
          <table:table-cell table:style-name="ce8"/>
          <table:table-cell table:style-name="ce9" office:value-type="string" calcext:value-type="string">
            <text:p>Sgt </text:p>
          </table:table-cell>
          <table:table-cell table:style-name="ce18" office:value-type="string" calcext:value-type="string">
            <text:p>Chef d’Eq/Tir Précision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WAMBI <text:s/>KINENE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Castor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BAMANA <text:s/>TSHIBUABUA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MUKENDI <text:s/>TSHIMANGA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Mitrailleuse </text:p>
          </table:table-cell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USANGU <text:s/>KAZADI </text:p>
          </table:table-cell>
          <table:table-cell table:style-name="ce8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ONAGO MALE Freddy </text:p>
          </table:table-cell>
          <table:table-cell/>
          <table:table-cell office:value-type="string" calcext:value-type="string">
            <text:p>Slt</text:p>
          </table:table-cell>
          <table:table-cell table:style-name="ce10" office:value-type="string" calcext:value-type="string">
            <text:p>Chef Pl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NDOMBE MUTONJI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 <text:s/>mutrailleuse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SONGA KASONGA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Radio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MBELENGA TENE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eur de precision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MBOKO <text:s/>Mbuwa</text:p>
          </table:table-cell>
          <table:table-cell/>
          <table:table-cell office:value-type="string" calcext:value-type="string">
            <text:p>sgt</text:p>
          </table:table-cell>
          <table:table-cell table:style-name="ce10" office:value-type="string" calcext:value-type="string">
            <text:p>Chef Equipe A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TOMBO MBUYI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Medical 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KATUAMBA Adolph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 de précision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GOLO MUTOMBO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SHIMAYI KODY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SHIBUYI ILUNG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AMBALA KATENDE</text:p>
          </table:table-cell>
          <table:table-cell/>
          <table:table-cell office:value-type="string" calcext:value-type="string">
            <text:p>Sgt</text:p>
          </table:table-cell>
          <table:table-cell table:style-name="ce10" office:value-type="string" calcext:value-type="string">
            <text:p>D’équipe B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UHUNYA CHICTELLE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 de precision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BUYI MPINYABU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WATA TUAMUNG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UTANDA THIMBELA ZO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BUNZU NZAN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OHAKA <text:s/>DJEMBA</text:p>
          </table:table-cell>
          <table:table-cell/>
          <table:table-cell office:value-type="string" calcext:value-type="string">
            <text:p>Sgt</text:p>
          </table:table-cell>
          <table:table-cell table:style-name="ce10" office:value-type="string" calcext:value-type="string">
            <text:p>Chef Equipe A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YAMBAMBI YAMBAMBI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e castor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BUKASA KAMWANGA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eur de precision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ATANGA MUKENDI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GOYI KALONDA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UNDUNDU MANDAND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 de precision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ITA MBUA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hef <text:s/>Equipe B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ISAKI THYPO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ABAMANYI TSHIAMAL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WAMBA MUTOMB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GANDU LATSHIAK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VAKALA MAVAKAL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eur castor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INGOMO MOMANO </text:p>
          </table:table-cell>
          <table:table-cell/>
          <table:table-cell office:value-type="string" calcext:value-type="string">
            <text:p>Adj</text:p>
          </table:table-cell>
          <table:table-cell table:style-name="ce10" office:value-type="string" calcext:value-type="string">
            <text:p>Chef Adj Pl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HAMWANA ILUNGA </text:p>
          </table:table-cell>
          <table:table-cell/>
          <table:table-cell office:value-type="string" calcext:value-type="string">
            <text:p>Sgt</text:p>
          </table:table-cell>
          <table:table-cell table:style-name="ce10" office:value-type="string" calcext:value-type="string">
            <text:p>D’equipe A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ABANGU KANGUDI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DIBANGA MUMBI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Radio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KONGO KAKESE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e mitrailleuse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ABANGALALA BWETU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e castor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UKOMBO MULUMBA</text:p>
          </table:table-cell>
          <table:table-cell/>
          <table:table-cell office:value-type="string" calcext:value-type="string">
            <text:p>Sgt</text:p>
          </table:table-cell>
          <table:table-cell table:style-name="ce10" office:value-type="string" calcext:value-type="string">
            <text:p>D’equipe B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ANZA WA ILUNGA 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Medical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DIMBA MUTUMBAYANGA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Tir de précision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ALONJI KALONJI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tant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ARAKA CIRANVU</text:p>
          </table:table-cell>
          <table:table-cell/>
          <table:table-cell office:value-type="string" calcext:value-type="string">
            <text:p>2cl</text:p>
          </table:table-cell>
          <table:table-cell table:style-name="ce10" office:value-type="string" calcext:value-type="string">
            <text:p>Combatant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EBANGA MIANTEZOLO</text:p>
          </table:table-cell>
          <table:table-cell/>
          <table:table-cell table:style-name="ce16" office:value-type="string" calcext:value-type="string">
            <text:p>Slt</text:p>
          </table:table-cell>
          <table:table-cell table:style-name="ce16" office:value-type="string" calcext:value-type="string">
            <text:p>Chef Pl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BOKAMA KWETE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Mitrailleuse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SHIMANGA MUKENGE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de précision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UMINA MUWAT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Radio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TETE SHONGO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nducteur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KOBI BUATU</text:p>
          </table:table-cell>
          <table:table-cell/>
          <table:table-cell office:value-type="string" calcext:value-type="string">
            <text:p>1Sgt</text:p>
          </table:table-cell>
          <table:table-cell table:style-name="ce16" office:value-type="string" calcext:value-type="string">
            <text:p>Chef Section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BESA NAIY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<text:s/>Castor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AHILA NDAL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 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INENE MULANGU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ABASELE KABEY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KENZANGA BABUNYI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Médical</text:p>
          </table:table-cell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TAMBALA <text:s/>AMBWA</text:p>
          </table:table-cell>
          <table:table-cell/>
          <table:table-cell office:value-type="string" calcext:value-type="string">
            <text:p>Sgt</text:p>
          </table:table-cell>
          <table:table-cell table:style-name="ce16" office:value-type="string" calcext:value-type="string">
            <text:p>Chef Section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USILAVANA <text:s/>PIERRE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précision 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ULAMBA KATUMB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nducteur 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LUNGA MAMB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Mitrailleuse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BUMBA KAYAY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D’équipe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AYEMBE ILUNG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précision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DIA MBUYI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ASANJI MUTEL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ADIBANGA BUKAS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<text:s/>Castor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UBAKISA MATONDO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BEYA EXAUCE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YEMBE BADIBANGA</text:p>
          </table:table-cell>
          <table:table-cell/>
          <table:table-cell office:value-type="string" calcext:value-type="string">
            <text:p>1Sgt</text:p>
          </table:table-cell>
          <table:table-cell table:style-name="ce16" office:value-type="string" calcext:value-type="string">
            <text:p>Adjt Chef Pl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ENA KABEY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précision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SHITAMB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Castor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TSHUDI OMAN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Radio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TAMBU KAPENDE</text:p>
          </table:table-cell>
          <table:table-cell/>
          <table:table-cell office:value-type="string" calcext:value-type="string">
            <text:p>Sgt</text:p>
          </table:table-cell>
          <table:table-cell table:style-name="ce16" office:value-type="string" calcext:value-type="string">
            <text:p>Chef Section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EKUNGU NDWIT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Mitrailleuse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OMBO FUNYI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précision 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AYEMBE LUBOY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Tir castor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ABEYA ROGER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nducteur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ASONGO KAFUAN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Combattant</text:p>
          </table:table-cell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LUTAMA KABOTA</text:p>
          </table:table-cell>
          <table:table-cell/>
          <table:table-cell office:value-type="string" calcext:value-type="string">
            <text:p>2CL</text:p>
          </table:table-cell>
          <table:table-cell table:style-name="ce16" office:value-type="string" calcext:value-type="string">
            <text:p>Médic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MUSA KASEREKA</text:p>
          </table:table-cell>
          <table:table-cell table:style-name="ce9"/>
          <table:table-cell table:style-name="ce9" office:value-type="string" calcext:value-type="string">
            <text:p>Slt</text:p>
          </table:table-cell>
          <table:table-cell office:value-type="string" calcext:value-type="string">
            <text:p>Chef Pl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LI <text:s/>KIRUBI</text:p>
          </table:table-cell>
          <table:table-cell table:style-name="ce9"/>
          <table:table-cell table:style-name="ce9" office:value-type="string" calcext:value-type="string">
            <text:p>Sgt</text:p>
          </table:table-cell>
          <table:table-cell office:value-type="string" calcext:value-type="string">
            <text:p>Adjt Pl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9" office:value-type="string" calcext:value-type="string">
            <text:p>MOZOKU <text:s/>LILONG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<text:s/>Sniper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9" office:value-type="string" calcext:value-type="string">
            <text:p>MALEMBA <text:s/>TSHIBAMBA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Sniper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9" office:value-type="string" calcext:value-type="string">
            <text:p>MAMBA <text:s/>TSHIMANG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Sniper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KASONGO <text:s/>LWAMB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Sniper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9" office:value-type="string" calcext:value-type="string">
            <text:p>LOMAMI <text:s/>LA LOMAMI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Sniper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9" office:value-type="string" calcext:value-type="string">
            <text:p>KABANGA <text:s/>NYANGUIL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Sniper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KANZA T KANZA</text:p>
          </table:table-cell>
          <table:table-cell table:style-name="ce9"/>
          <table:table-cell table:style-name="ce9" office:value-type="string" calcext:value-type="string">
            <text:p>Sgt</text:p>
          </table:table-cell>
          <table:table-cell office:value-type="string" calcext:value-type="string">
            <text:p>Chef Sec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LIPAMBU BASOMBO</text:p>
          </table:table-cell>
          <table:table-cell table:style-name="ce9"/>
          <table:table-cell table:style-name="ce9" office:value-type="string" calcext:value-type="string">
            <text:p>Sgt</text:p>
          </table:table-cell>
          <table:table-cell office:value-type="string" calcext:value-type="string">
            <text:p>Adj <text:s/>Chef Sec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9" office:value-type="string" calcext:value-type="string">
            <text:p>ABIMANA GUSTAVE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Tir de précision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9" office:value-type="string" calcext:value-type="string">
            <text:p>SANGWA <text:s/>MWEHU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Mitrailleuse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9" office:value-type="string" calcext:value-type="string">
            <text:p>BELEBELE <text:s/>TSHIAMALA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Observateur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KALUME <text:s/>MWAMB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9" office:value-type="string" calcext:value-type="string">
            <text:p>VUNGBO <text:s/>WAMBONGO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Radio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9" office:value-type="string" calcext:value-type="string">
            <text:p>ILUNGA <text:s/>LUBOYA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Médical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KABEYA KONGOLO</text:p>
          </table:table-cell>
          <table:table-cell table:style-name="ce9"/>
          <table:table-cell table:style-name="ce9" office:value-type="string" calcext:value-type="string">
            <text:p>Sgt</text:p>
          </table:table-cell>
          <table:table-cell office:value-type="string" calcext:value-type="string">
            <text:p>Chef <text:s text:c="2"/>Sec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MANGUEBE MOZIBA</text:p>
          </table:table-cell>
          <table:table-cell table:style-name="ce9"/>
          <table:table-cell table:style-name="ce9" office:value-type="string" calcext:value-type="string">
            <text:p>Sgt</text:p>
          </table:table-cell>
          <table:table-cell office:value-type="string" calcext:value-type="string">
            <text:p>Tir de précision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9" office:value-type="string" calcext:value-type="string">
            <text:p>MOMBALI <text:s/>TOLEKI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Observateur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9" office:value-type="string" calcext:value-type="string">
            <text:p>KABANGU <text:s/>KABANGU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O.P Drone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9" office:value-type="string" calcext:value-type="string">
            <text:p>NDAYE <text:s/>MUKUN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Médical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KABENGA <text:s/>NKONGOLO 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O.P Drone 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9" office:value-type="string" calcext:value-type="string">
            <text:p>LUKUSA <text:s/>LUKUSA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9" office:value-type="string" calcext:value-type="string">
            <text:p>LIGUZU <text:s/>LIELO</text:p>
          </table:table-cell>
          <table:table-cell table:style-name="ce9"/>
          <table:table-cell table:style-name="ce9" office:value-type="string" calcext:value-type="string">
            <text:p>2cl</text:p>
          </table:table-cell>
          <table:table-cell office:value-type="string" calcext:value-type="string">
            <text:p>Combattant </text:p>
          </table:table-cell>
          <table:table-cell/>
        </table:table-row>
      </table:table>
      <table:table table:name="Alpha" table:style-name="ta1">
        <table:table-column table:style-name="co6" table:number-columns-repeated="3" table:default-cell-style-name="Default"/>
        <table:table-column table:style-name="co8" table:default-cell-style-name="ce10"/>
        <table:table-column table:style-name="co9" table:default-cell-style-name="ce20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6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ub1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 &amp; POST-NOM</text:p>
          </table:table-cell>
          <table:table-cell table:style-name="ce5" office:value-type="string" calcext:value-type="string">
            <text:p>MATRICULE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OBn</text:p>
          </table:table-cell>
        </table:table-row>
        <table:table-row table:style-name="ro3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UTUKA KAPESO ISAAC</text:p>
          </table:table-cell>
          <table:table-cell table:style-name="ce12"/>
          <table:table-cell office:value-type="string" calcext:value-type="string">
            <text:p>Capt</text:p>
          </table:table-cell>
          <table:table-cell table:style-name="ce12" table:number-columns-repeated="2"/>
        </table:table-row>
        <table:table-row table:style-name="ro3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KALAMBAYI OKINZA WILLIAM</text:p>
          </table:table-cell>
          <table:table-cell table:style-name="ce12"/>
          <table:table-cell office:value-type="string" calcext:value-type="string">
            <text:p>SLt</text:p>
          </table:table-cell>
          <table:table-cell table:style-name="ce17"/>
          <table:table-cell table:style-name="ce12"/>
        </table:table-row>
        <table:table-row table:style-name="ro3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ENSWENE EMEZI</text:p>
          </table:table-cell>
          <table:table-cell table:style-name="ce12"/>
          <table:table-cell office:value-type="string" calcext:value-type="string">
            <text:p>Sdt2Cl</text:p>
          </table:table-cell>
          <table:table-cell table:style-name="ce12" table:number-columns-repeated="2"/>
        </table:table-row>
        <table:table-row table:style-name="ro3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KABUYA KASEYA</text:p>
          </table:table-cell>
          <table:table-cell table:style-name="ce12"/>
          <table:table-cell office:value-type="string" calcext:value-type="string">
            <text:p>Sdt2Cl</text:p>
          </table:table-cell>
          <table:table-cell table:style-name="ce12" table:number-columns-repeated="2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AHATI KAMONDO</text:p>
          </table:table-cell>
          <table:table-cell/>
          <table:table-cell office:value-type="string" calcext:value-type="string">
            <text:p>SLt</text:p>
          </table:table-cell>
          <table:table-cell table:style-name="ce13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OPA <text:s/>ZANGO</text:p>
          </table:table-cell>
          <table:table-cell/>
          <table:table-cell office:value-type="string" calcext:value-type="string">
            <text:p>Sdt2Cl</text:p>
          </table:table-cell>
          <table:table-cell table:style-name="ce13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EFATA BOMBO</text:p>
          </table:table-cell>
          <table:table-cell/>
          <table:table-cell office:value-type="string" calcext:value-type="string">
            <text:p>Sdt2Cl</text:p>
          </table:table-cell>
          <table:table-cell table:style-name="ce13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MUKANDA KALENGA</text:p>
          </table:table-cell>
          <table:table-cell/>
          <table:table-cell office:value-type="string" calcext:value-type="string">
            <text:p>Sdt2Cl</text:p>
          </table:table-cell>
          <table:table-cell table:style-name="ce13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MULANGA MUKADI</text:p>
          </table:table-cell>
          <table:table-cell/>
          <table:table-cell office:value-type="string" calcext:value-type="string">
            <text:p>Sgt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MBANGU MATONDO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TSHILUMBA TSHIFUILA 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KALUBOBO TSHILEM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LONGO MUZINGO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MAFUTA MIDI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KABATUSUILA ILUNG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MASIA LIHAU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KABUIKA BUKAS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ILUNGA MASALA 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TSHIBANDA MBONDO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9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NTAMBUE <text:s/>MPUNG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 table:style-name="ce19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DIEMO ILUNGA </text:p>
          </table:table-cell>
          <table:table-cell/>
          <table:table-cell office:value-type="string" calcext:value-type="string">
            <text:p>Sgt</text:p>
          </table:table-cell>
          <table:table-cell table:style-name="ce9"/>
          <table:table-cell table:style-name="ce19"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MUNANGA MUNANG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BATACHOKA KALAMBAYI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5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MBUMBA NGALAMULUME 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MPATA MUTAMBAYI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NSANA KALOMBO 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LUMBA NGENGE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LANU MAKONGA 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NDOMBO MPONGO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BONDO KABANG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BOTINDO NKUMU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MUSESA MAKAND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ILUNGA BONAMANI</text:p>
          </table:table-cell>
          <table:table-cell/>
          <table:table-cell office:value-type="string" calcext:value-type="string">
            <text:p>Sgt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KAWARAZI KAZUMBAS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1" calcext:value-type="float">
            <text:p>31</text:p>
          </table:table-cell>
          <table:table-cell office:value-type="string" calcext:value-type="string">
            <text:p>KABASUANGANI BEY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6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2" calcext:value-type="float">
            <text:p>32</text:p>
          </table:table-cell>
          <table:table-cell office:value-type="string" calcext:value-type="string">
            <text:p>MUTOMBO BIAMULUENDU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3" calcext:value-type="float">
            <text:p>33</text:p>
          </table:table-cell>
          <table:table-cell office:value-type="string" calcext:value-type="string">
            <text:p>TSHITEBUA TSHIBUNGO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4" calcext:value-type="float">
            <text:p>34</text:p>
          </table:table-cell>
          <table:table-cell office:value-type="string" calcext:value-type="string">
            <text:p>MIKANDA KAKESE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5" calcext:value-type="float">
            <text:p>35</text:p>
          </table:table-cell>
          <table:table-cell office:value-type="string" calcext:value-type="string">
            <text:p>ILUNGA BULOMBA</text:p>
          </table:table-cell>
          <table:table-cell/>
          <table:table-cell office:value-type="string" calcext:value-type="string">
            <text:p>Sdt2Cl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6" calcext:value-type="float">
            <text:p>36</text:p>
          </table:table-cell>
          <table:table-cell office:value-type="string" calcext:value-type="string">
            <text:p>MAMBA MUKANY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7" calcext:value-type="float">
            <text:p>37</text:p>
          </table:table-cell>
          <table:table-cell office:value-type="string" calcext:value-type="string">
            <text:p>TSHITENGA KATENDE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8" calcext:value-type="float">
            <text:p>38</text:p>
          </table:table-cell>
          <table:table-cell office:value-type="string" calcext:value-type="string">
            <text:p>NTUMBA KABAKELE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9" calcext:value-type="float">
            <text:p>39</text:p>
          </table:table-cell>
          <table:table-cell office:value-type="string" calcext:value-type="string">
            <text:p>MUKENDI NYEMBWA</text:p>
          </table:table-cell>
          <table:table-cell/>
          <table:table-cell office:value-type="string" calcext:value-type="string">
            <text:p>Sdt2Cl</text:p>
          </table:table-cell>
          <table:table-cell table:style-name="ce9"/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SHIBAMBE KAMWAMBA</text:p>
          </table:table-cell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Chef 2PL</text:p>
          </table:table-cell>
          <table:table-cell table:style-name="ce10"/>
        </table:table-row>
        <table:table-row table:style-name="ro4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OLA <text:s/>BABUTULU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 Mi</text:p>
          </table:table-cell>
          <table:table-cell table:style-name="ce10"/>
        </table:table-row>
        <table:table-row table:style-name="ro4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DIOBO <text:s/>NTUMB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 Mi</text:p>
          </table:table-cell>
          <table:table-cell table:style-name="ce10"/>
        </table:table-row>
        <table:table-row table:style-name="ro4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BIKAYI MBIKAYI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Radio</text:p>
          </table:table-cell>
          <table:table-cell table:style-name="ce10"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NDAYI MABIJI</text:p>
          </table:table-cell>
          <table:table-cell/>
          <table:table-cell office:value-type="string" calcext:value-type="string">
            <text:p>Sgt</text:p>
          </table:table-cell>
          <table:table-cell table:style-name="ce21" office:value-type="string" calcext:value-type="string">
            <text:p>Chef 1<text:span text:style-name="T2"> </text:span>Sec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ANDRE <text:s/>LUFULANG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hef 1 Eq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HIBANDA MWAMBA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5" office:value-type="string" calcext:value-type="string">
            <text:p>Tir de précision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HIBUABUA <text:s/>MUDI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Lancer castor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NKONDE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EKI <text:s/>MALAND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LA GIGUS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hef <text:s/>2 Eq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YEMBE NYEMBO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BUYI NTAMBUE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Tir Mi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URENT DESIRE</text:p>
          </table:table-cell>
          <table:table-cell/>
          <table:table-cell table:style-name="ce10" office:value-type="string" calcext:value-type="string">
            <text:p>Sgt</text:p>
          </table:table-cell>
          <table:table-cell office:value-type="string" calcext:value-type="string">
            <text:p>Medic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BOKOLE <text:s/>BOL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 office:value-type="string" calcext:value-type="string">
            <text:p>Equipe 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MU <text:s/>KABASU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SHIBAMBA TSHIBAMBA</text:p>
          </table:table-cell>
          <table:table-cell/>
          <table:table-cell office:value-type="string" calcext:value-type="string">
            <text:p>Sgt </text:p>
          </table:table-cell>
          <table:table-cell office:value-type="string" calcext:value-type="string">
            <text:p>Chef 2 Sec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UMUMBA BETU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1 Eq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TALA MUNYING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KONGOLO NKONGOLO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KOLE LUBAND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SHIAMBA MANYAMB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Lancer castor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NDI TSHISHIBI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hef 2 Eq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JAMBILAYI MPUTU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BAMBA MUTOMBO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7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DIMA KADIM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Tir de précision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ZADI TSHILOMBO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 office:value-type="string" calcext:value-type="string">
            <text:p>Equipe 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LUKANDA KABIBU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LANGANAYI NSONGO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1Sec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KAMBA MANANG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hef 1 Eq</text:p>
          </table:table-cell>
          <table:table-cell/>
        </table:table-row>
        <table:table-row table:style-name="ro7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NDADI MBIY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Tir de précision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TOMBO MISAKABU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Lancer castor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PUTU TSHIAMAL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APANDA KAPEN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hef 2 Eq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WETE NGAKUL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7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KATUAMBA KASONGO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Lancer castor</text:p>
          </table:table-cell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B</text:p>
          </table:table-cell>
          <table:table-cell office:value-type="float" office:value="37" calcext:value-type="float">
            <text:p>37</text:p>
          </table:table-cell>
          <table:table-cell table:style-name="ce10" office:value-type="string" calcext:value-type="string">
            <text:p>TSHAMALA TSHIMANGA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5" office:value-type="string" calcext:value-type="string">
            <text:p>Tir de précision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ZUBU CIZUBU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médic</text:p>
          </table:table-cell>
          <table:table-cell/>
        </table:table-row>
        <table:table-row table:style-name="ro4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 office:value-type="string" calcext:value-type="string">
            <text:p>Equipe 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DAYE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UYI BEYA </text:p>
          </table:table-cell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Chef 3PL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YEMBE <text:s/>BULULU JEAN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Mitrailleur 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GONGO JOSUE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eur <text:s/>de précision 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GALAMULUME KABUE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Radio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ALA BASOLUA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onducteur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SONGA MUAMBAYI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de Sec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BA GAB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Lancer/Castor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SHIBANGU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AZADI KABUAS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UTOMBO MBAY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UANA NSAMBA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Médic</text:p>
          </table:table-cell>
          <table:table-cell table:style-name="ce10"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VEKOMBI EMBULA <text:s/>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Section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ADIBANGA KAMBUYI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eur de précision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IANGATA KAPEL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nducteur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MADI LUKUS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Mitrailleur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MBA MAMBA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Eq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UAMBA <text:s/>TSHIMBOMBO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eur de précision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IJIMBA MUKENDI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ABAMBA MANDEL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MA RAMAZANI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Lancer/Castor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BANGE MUANGALAYI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JINGULU LUMBAL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OSWA KAKO 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Adjoint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UBEMBE LUKUSA </text:p>
          </table:table-cell>
          <table:table-cell/>
          <table:table-cell office:value-type="string" calcext:value-type="string">
            <text:p>Sdt2cl </text:p>
          </table:table-cell>
          <table:table-cell office:value-type="string" calcext:value-type="string">
            <text:p>Tir de précision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GOYI TSHIBANDA</text:p>
          </table:table-cell>
          <table:table-cell/>
          <table:table-cell office:value-type="string" calcext:value-type="string">
            <text:p>Sdt2cl </text:p>
          </table:table-cell>
          <table:table-cell office:value-type="string" calcext:value-type="string">
            <text:p>Lancer/Castor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BANDA MUTUKALAHU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SAPU BEMA 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Sec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ABANGA DINANG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Mitrailleur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GOLO MIANG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eurde précision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UAKULAYI LUFULUABU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Lancer/Castor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KULU MAKOSA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nducteur 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OSELI MPI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8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UAMBA KANYIND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Médic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PIA IYENI</text:p>
          </table:table-cell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Chef 4PL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KASHALA MULOWAYI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Adj 2Pl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NGALAMULUME NTAMBUE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0" office:value-type="string" calcext:value-type="string">
            <text:p>Tir d’élit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GAMUNDELU MATATA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0" office:value-type="string" calcext:value-type="string">
            <text:p>Tir d’élit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MWAMBA MWAMBA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0" office:value-type="string" calcext:value-type="string">
            <text:p>Tir d’élit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NGALAMULUME NTUENDELE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0" office:value-type="string" calcext:value-type="string">
            <text:p>Tir d’élit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OLOLO TSHIMANGA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0" office:value-type="string" calcext:value-type="string">
            <text:p>Tir d’élit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BOMPANZA <text:s/>BOLONGOMBE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Tir d’élit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LOMBELE <text:s/>FALA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2sec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PANTOKA BADIBANGA</text:p>
          </table:table-cell>
          <table:table-cell/>
          <table:table-cell office:value-type="string" calcext:value-type="string">
            <text:p>Sgt</text:p>
          </table:table-cell>
          <table:table-cell table:style-name="ce21" office:value-type="string" calcext:value-type="string">
            <text:p>Adjt Ops <text:span text:style-name="T3">DRONE </text:span> 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NYIME KOWABETE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Lancer dron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BUYI MBIYA</text:p>
          </table:table-cell>
          <table:table-cell/>
          <table:table-cell table:style-name="ce10" office:value-type="string" calcext:value-type="string">
            <text:p>Sdt2Cl</text:p>
          </table:table-cell>
          <table:table-cell table:style-name="ce15" office:value-type="string" calcext:value-type="string">
            <text:p>Tireur de precision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KABAMBA MBAKATA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Radio 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MUKADI MUKADI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Combattant 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RASHIDI MUTEBA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Médic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LUFULUABU MBIKAYI</text:p>
          </table:table-cell>
          <table:table-cell/>
          <table:table-cell table:style-name="ce10" office:value-type="string" calcext:value-type="string">
            <text:p>Sdt2Cl</text:p>
          </table:table-cell>
          <table:table-cell office:value-type="string" calcext:value-type="string">
            <text:p>Lancer drone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WAMBA LUABA</text:p>
          </table:table-cell>
          <table:table-cell/>
          <table:table-cell office:value-type="string" calcext:value-type="string">
            <text:p>Sgt</text:p>
          </table:table-cell>
          <table:table-cell office:value-type="string" calcext:value-type="string">
            <text:p>Chef Sec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NTUMBA MUKENDI 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Adjt Lancer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MBIYA LUKENGEL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Obst du jour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LUKUNE KONGUNZ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MUNEMA NGUEJI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Combattant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KAPIAMBA KALUBI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Tireur de préc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MAKPOME ZONGO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Médic</text:p>
          </table:table-cell>
          <table:table-cell/>
        </table:table-row>
        <table:table-row table:style-name="ro9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NGBANDA GAPA</text:p>
          </table:table-cell>
          <table:table-cell/>
          <table:table-cell office:value-type="string" calcext:value-type="string">
            <text:p>Sdt2Cl</text:p>
          </table:table-cell>
          <table:table-cell office:value-type="string" calcext:value-type="string">
            <text:p>Mitrailleur</text:p>
          </table:table-cell>
          <table:table-cell/>
        </table:table-row>
      </table:table>
      <table:table table:name="Bravo" table:style-name="ta1">
        <table:table-column table:style-name="co6" table:number-columns-repeated="3" table:default-cell-style-name="Default"/>
        <table:table-column table:style-name="co6" table:default-cell-style-name="ce10"/>
        <table:table-column table:style-name="co13" table:default-cell-style-name="ce45"/>
        <table:table-column table:style-name="co6" table:default-cell-style-name="ce10"/>
        <table:table-column table:style-name="co6" table:default-cell-style-name="ce45"/>
        <table:table-column table:style-name="co6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ub1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 &amp; POST-NOM</text:p>
          </table:table-cell>
          <table:table-cell table:style-name="ce5" office:value-type="string" calcext:value-type="string">
            <text:p>MATRICULE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OBn</text:p>
          </table:table-cell>
        </table:table-row>
        <table:table-row table:style-name="ro1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43" office:value-type="string" calcext:value-type="string">
            <text:p>KABAMBA ILUNGA</text:p>
          </table:table-cell>
          <table:table-cell table:style-name="ce12"/>
          <table:table-cell table:style-name="ce46" office:value-type="string" calcext:value-type="string">
            <text:p>CAPTAIN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2" calcext:value-type="float">
            <text:p>2</text:p>
          </table:table-cell>
          <table:table-cell table:style-name="ce44" office:value-type="string" calcext:value-type="string">
            <text:p>NGALAMULUME MULUMBA</text:p>
          </table:table-cell>
          <table:table-cell table:style-name="ce12"/>
          <table:table-cell table:style-name="ce44" office:value-type="string" calcext:value-type="string">
            <text:p>SLt <text:s/></text:p>
          </table:table-cell>
          <table:table-cell table:style-name="ce17"/>
          <table:table-cell table:style-name="ce12"/>
        </table:table-row>
        <table:table-row table:style-name="ro10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NGANDU NGANDU <text:s/></text:p>
          </table:table-cell>
          <table:table-cell table:style-name="ce12"/>
          <table:table-cell office:value-type="string" calcext:value-type="string">
            <text:p>Soldat <text:s/></text:p>
          </table:table-cell>
          <table:table-cell table:style-name="ce12" table:number-columns-repeated="2"/>
        </table:table-row>
        <table:table-row table:style-name="ro10">
          <table:table-cell table:style-name="ce1" office:value-type="string" calcext:value-type="string">
            <text:p>Commend</text:p>
          </table:table-cell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BUI NGOY </text:p>
          </table:table-cell>
          <table:table-cell table:style-name="ce12"/>
          <table:table-cell table:style-name="ce44" office:value-type="string" calcext:value-type="string">
            <text:p>Soldat</text:p>
          </table:table-cell>
          <table:table-cell table:style-name="ce12" table:number-columns-repeated="2"/>
        </table:table-row>
        <table:table-row table:style-name="ro10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SANGI AWELE <text:s/></text:p>
          </table:table-cell>
          <table:table-cell table:style-name="ce7"/>
          <table:table-cell office:value-type="string" calcext:value-type="string">
            <text:p>SLt <text:s/></text:p>
          </table:table-cell>
          <table:table-cell table:style-name="ce13"/>
          <table:table-cell table:style-name="ce1"/>
        </table:table-row>
        <table:table-row table:style-name="ro10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KALUBI DIKEKA <text:s/></text:p>
          </table:table-cell>
          <table:table-cell table:style-name="ce7"/>
          <table:table-cell office:value-type="string" calcext:value-type="string">
            <text:p>Soldat <text:s/></text:p>
          </table:table-cell>
          <table:table-cell table:style-name="ce13"/>
          <table:table-cell table:style-name="ce1"/>
        </table:table-row>
        <table:table-row table:style-name="ro10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MONZENI <text:s/>ANGBOLOMA <text:s/></text:p>
          </table:table-cell>
          <table:table-cell table:style-name="ce7"/>
          <table:table-cell office:value-type="string" calcext:value-type="string">
            <text:p>Soldat <text:s/></text:p>
          </table:table-cell>
          <table:table-cell table:style-name="ce13"/>
          <table:table-cell table:style-name="ce1"/>
        </table:table-row>
        <table:table-row table:style-name="ro10">
          <table:table-cell table:style-name="ce2" office:value-type="string" calcext:value-type="string">
            <text:p>Platoon1</text:p>
          </table:table-cell>
          <table:table-cell table:style-name="ce1" table:number-columns-repeated="2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MATSEKA <text:s/>MANZANZA <text:s/></text:p>
          </table:table-cell>
          <table:table-cell table:style-name="ce7"/>
          <table:table-cell office:value-type="string" calcext:value-type="string">
            <text:p>Soldat <text:s/></text:p>
          </table:table-cell>
          <table:table-cell table:style-name="ce13"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BEYA KAYEMBE <text:s/></text:p>
          </table:table-cell>
          <table:table-cell table:style-name="ce8"/>
          <table:table-cell table:style-name="ce44" office:value-type="string" calcext:value-type="string">
            <text:p>Sg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MUKENDI MUKENDI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SAMBA KAYEMBE 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GOYI MUKOMBO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MPETI NTUL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KAMULIBA MWANGAL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BIKOKO MING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KAPUADI LUKUS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KASONGO WA ILUNGA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MBOMBO MUTEB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NKOLA MUBIKAYI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9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1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KADIMA TSHIPAMB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/>
          <table:table-cell table:style-name="ce19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BYENGE LUBEMBE <text:s/></text:p>
          </table:table-cell>
          <table:table-cell table:style-name="ce8"/>
          <table:table-cell table:style-name="ce44" office:value-type="string" calcext:value-type="string">
            <text:p>Sgt <text:s/></text:p>
          </table:table-cell>
          <table:table-cell/>
          <table:table-cell table:style-name="ce19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IYOLO MABOKE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KASONGO NTAMBWE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MILENDA KIZIZA <text:s text:c="2"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KABENGELE TSHILUMB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A</text:p>
          </table:table-cell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KABUYA KABANZ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KAJINGULU TIONDO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KADIMA TSHIALAL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KALALA BADIBANG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KALOMBO KANYIND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ILUNGA KALAL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2</text:p>
          </table:table-cell>
          <table:table-cell table:style-name="ce4" office:value-type="string" calcext:value-type="string">
            <text:p>Equipe B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LISANGI EBUT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KAPINGA TUAKABINGA <text:s/></text:p>
          </table:table-cell>
          <table:table-cell table:style-name="ce8"/>
          <table:table-cell office:value-type="string" calcext:value-type="string">
            <text:p>Sg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LUMUMBA KIKALAKAS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1" calcext:value-type="float">
            <text:p>31</text:p>
          </table:table-cell>
          <table:table-cell office:value-type="string" calcext:value-type="string">
            <text:p>MWEPU NTAMBWE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2" calcext:value-type="float">
            <text:p>32</text:p>
          </table:table-cell>
          <table:table-cell office:value-type="string" calcext:value-type="string">
            <text:p>KAZADI KASONGO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3" calcext:value-type="float">
            <text:p>33</text:p>
          </table:table-cell>
          <table:table-cell office:value-type="string" calcext:value-type="string">
            <text:p>MAKINDU PIERRE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A</text:p>
          </table:table-cell>
          <table:table-cell table:style-name="ce9" office:value-type="float" office:value="34" calcext:value-type="float">
            <text:p>34</text:p>
          </table:table-cell>
          <table:table-cell office:value-type="string" calcext:value-type="string">
            <text:p>KIBEMBA KADIB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5" calcext:value-type="float">
            <text:p>35</text:p>
          </table:table-cell>
          <table:table-cell office:value-type="string" calcext:value-type="string">
            <text:p>ESANZO NGUB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style-name="ce18"/>
          <table:table-cell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6" calcext:value-type="float">
            <text:p>36</text:p>
          </table:table-cell>
          <table:table-cell office:value-type="string" calcext:value-type="string">
            <text:p>NTAMBWE LUPUNGU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7" calcext:value-type="float">
            <text:p>37</text:p>
          </table:table-cell>
          <table:table-cell office:value-type="string" calcext:value-type="string">
            <text:p>KAZADI TSHIBANGU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8" calcext:value-type="float">
            <text:p>38</text:p>
          </table:table-cell>
          <table:table-cell office:value-type="string" calcext:value-type="string">
            <text:p>MASHINDI MUKENDII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latoon1</text:p>
          </table:table-cell>
          <table:table-cell table:style-name="ce1" office:value-type="string" calcext:value-type="string">
            <text:p>Section3</text:p>
          </table:table-cell>
          <table:table-cell table:style-name="ce4" office:value-type="string" calcext:value-type="string">
            <text:p>Equipe B</text:p>
          </table:table-cell>
          <table:table-cell table:style-name="ce9" office:value-type="float" office:value="39" calcext:value-type="float">
            <text:p>39</text:p>
          </table:table-cell>
          <table:table-cell office:value-type="string" calcext:value-type="string">
            <text:p>KAZADI KALALA <text:s/></text:p>
          </table:table-cell>
          <table:table-cell table:style-name="ce8"/>
          <table:table-cell office:value-type="string" calcext:value-type="string">
            <text:p>Soldat 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OROKO JORDAN <text:s/></text:p>
          </table:table-cell>
          <table:table-cell/>
          <table:table-cell table:style-name="ce44" office:value-type="string" calcext:value-type="string">
            <text:p>SLt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AMONA NAKWAFIO 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TSHIUNGA KABAM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Platoon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WAMBA MAYIK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 table:number-columns-repeated="2"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SHUZA BALUNWE <text:s text:c="2"/></text:p>
          </table:table-cell>
          <table:table-cell/>
          <table:table-cell office:value-type="string" calcext:value-type="string">
            <text:p>Sg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MBE GOL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LA KASAND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OKAKAWA YAMANIS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BAYABU TSHUZ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OA NTUM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BENGA BARD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UTEKEMENI MWANYINAY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GANDU MBOMB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DEKAMBA KONDU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MBAYI KELEY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BOYI KULOND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SHIBUABUA TSHIBUABUA </text:p>
          </table:table-cell>
          <table:table-cell/>
          <table:table-cell office:value-type="string" calcext:value-type="string">
            <text:p>Sg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AKA BODJOM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UKALA KAYEM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UKEBA BIAY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UKINAYI KALONJ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ULENGA DITU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BIZOYINA KOTAL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AYINGA <text:s/>MULAMBA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OFOFO FATU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OBO MONZANZ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ANGABANGA NSETE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UNDELE MBIMBANSA 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ILENDA MOSALI BLAISE <text:s/></text:p>
          </table:table-cell>
          <table:table-cell/>
          <table:table-cell office:value-type="string" calcext:value-type="string">
            <text:p>Sg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SHIBANGU NTUMBA 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AMAZANI MBWELONG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UTSHIPAYI NGALAMULUME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KABWE KATAND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APUKU TSHIBANGU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ALONJI KASONG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WAMBA KASONG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SHIBANGU KAYEMBE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GABU TSHITAM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2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AMBA KAPIAM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GOMA KANKU <text:s/></text:p>
          </table:table-cell>
          <table:table-cell/>
          <table:table-cell office:value-type="string" calcext:value-type="string">
            <text:p>SL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ANZU SANZ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MUANGA TSHIMANG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WULE NKUAS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UMUMBA KIKALAKAS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BEYA BANDISHA <text:s/></text:p>
          </table:table-cell>
          <table:table-cell/>
          <table:table-cell office:value-type="string" calcext:value-type="string">
            <text:p>Sg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ASONGO MAM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USHIRI MAKOB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ADIMA MPIAN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BUTA KALAL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BUDUNI KOMB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 table:style-name="ce10"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KUA SAMBIA </text:p>
          </table:table-cell>
          <table:table-cell/>
          <table:table-cell office:value-type="string" calcext:value-type="string">
            <text:p>Sg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A NGATU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ASONGA KAPENG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UKINAYI TSHIDING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UBU BIL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SHIPATA KAZAD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ONDA SAKAJI 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LUNGA CHIMANGA 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ALONJI LUMU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PETA SAWUD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SHIBANGU KATAMBW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TUMBAYI TSHIMANGA <text:s/></text:p>
          </table:table-cell>
          <table:table-cell/>
          <table:table-cell office:value-type="string" calcext:value-type="string">
            <text:p>Sg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ULUMBA KALENG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ATEMBUA MPOY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UKENDI TSHITOL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AVUALA KANYIK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UKOMA MUKOM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OYO ISOSO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OLONGO SIALA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ANDULA MATANGWA 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VUMBI LANDU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3</text:p>
          </table:table-cell>
          <table:table-cell office:value-type="string" calcext:value-type="string">
            <text:p>Section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GANDU KAZADI <text:s/></text:p>
          </table:table-cell>
          <table:table-cell/>
          <table:table-cell office:value-type="string" calcext:value-type="string">
            <text:p>Soldat <text:s/>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BUDIAKI NZEZ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NTUMBA ILUNG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MPUTU BADIEDIE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UNGANGA KABUL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MBIKAYI MPONGO <text:s text:c="2"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TSHIOMBA MAKIND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BILALA BIPOLI <text:s text:c="2"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table:style-name="ce3" office:value-type="string" calcext:value-type="string">
            <text:p>Sniper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MATSHIOMBO MIBOLU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IBUKU KING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FUTU BILE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NTIME MOKE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BOPETI KAMPUAS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KABULO MOTOMBO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CITENGA CIBANGU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MANDONA KAMISONGO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Observation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BALOJI KAKOLONGO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ABEYA KAYEMBE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NGOYI NSAPOU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TSHINGA KAPE N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KATONGOLA YAMBA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TSHITUAKADIA MUTSHIPAYI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MUTOMBO MUTSHIPAYI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MUAMBA BOBOTONI <text:s/>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latoon4</text:p>
          </table:table-cell>
          <table:table-cell office:value-type="string" calcext:value-type="string">
            <text:p>Drone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9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09:52:20.556098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8T18:51:07.178137968</meta:creation-date>
    <dc:date>2023-03-29T19:41:49.547396626</dc:date>
    <meta:editing-duration>PT45M9S</meta:editing-duration>
    <meta:editing-cycles>6</meta:editing-cycles>
    <meta:generator>LibreOffice/6.0.7.3$Linux_X86_64 LibreOffice_project/00m0$Build-3</meta:generator>
    <meta:document-statistic meta:table-count="3" meta:cell-count="2426" meta:object-count="0"/>
  </office:meta>
</office:document-meta>
</file>